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4pt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14:58:29.798268801</meta:creation-date>
    <meta:generator>LibreOffice/6.0.7.3$Linux_X86_64 LibreOffice_project/00m0$Build-3</meta:generator>
    <dc:date>2020-04-04T15:37:24.983124127</dc:date>
    <meta:editing-duration>PT9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